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" svg:font-family="'Arial Unicode MS', Arial, sans-serif"/>
    <style:font-face style:name="Consolas" svg:font-family="Consolas, 'Bitstream Vera Sans Mono', 'Courier New', Courier, monospace"/>
    <style:font-face style:name="Courier New" svg:font-family="'Courier New', Courier, fixed, monospace"/>
    <style:font-face style:name="Helvetica Neue" svg:font-family="'Helvetica Neue', Roboto, Arial, sans-serif"/>
    <style:font-face style:name="Lohit Devanagari1" svg:font-family="'Lohit Devanagari'"/>
    <style:font-face style:name="Montserrat" svg:font-family="Montserrat, sans-serif"/>
    <style:font-face style:name="Open Sans" svg:font-family="'Open Sans', Arial, Helvetica, sans-serif"/>
    <style:font-face style:name="Open Sans1" svg:font-family="'Open Sans', sans-serif"/>
    <style:font-face style:name="arial" svg:font-family="arial"/>
    <style:font-face style:name="monospace" svg:font-family="monospace"/>
    <style:font-face style:name="Calibri" svg:font-family="Calibri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1.081cm" table:align="left"/>
    </style:style>
    <style:style style:name="Table1.A" style:family="table-column">
      <style:table-column-properties style:column-width="11.081cm"/>
    </style:style>
    <style:style style:name="Table1.A1" style:family="table-cell">
      <style:table-cell-properties style:vertical-align="middle" fo:padding="0cm" fo:border="none"/>
    </style:style>
    <style:style style:name="Table2" style:family="table">
      <style:table-properties style:width="10.922cm" table:align="left"/>
    </style:style>
    <style:style style:name="Table2.A" style:family="table-column">
      <style:table-column-properties style:column-width="2.794cm"/>
    </style:style>
    <style:style style:name="Table2.B" style:family="table-column">
      <style:table-column-properties style:column-width="1.334cm"/>
    </style:style>
    <style:style style:name="Table2.C" style:family="table-column">
      <style:table-column-properties style:column-width="0.564cm"/>
    </style:style>
    <style:style style:name="Table2.D" style:family="table-column">
      <style:table-column-properties style:column-width="3.226cm"/>
    </style:style>
    <style:style style:name="Table2.E" style:family="table-column">
      <style:table-column-properties style:column-width="3.004cm"/>
    </style:style>
    <style:style style:name="Table2.1" style:family="table-row">
      <style:table-row-properties fo:background-color="#ffffff">
        <style:background-image/>
      </style:table-row-properties>
    </style:style>
    <style:style style:name="Table2.A1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e0e0e0"/>
    </style:style>
    <style:style style:name="Table3" style:family="table">
      <style:table-properties style:width="10.001cm" table:align="left"/>
    </style:style>
    <style:style style:name="Table3.A" style:family="table-column">
      <style:table-column-properties style:column-width="5.794cm"/>
    </style:style>
    <style:style style:name="Table3.B" style:family="table-column">
      <style:table-column-properties style:column-width="0.372cm"/>
    </style:style>
    <style:style style:name="Table3.C" style:family="table-column">
      <style:table-column-properties style:column-width="3.835cm"/>
    </style:style>
    <style:style style:name="Table3.1" style:family="table-row">
      <style:table-row-properties fo:background-color="#ffffff">
        <style:background-image/>
      </style:table-row-properties>
    </style:style>
    <style:style style:name="Table3.A1" style:family="table-cell">
      <style:table-cell-properties style:vertical-align="middle" fo:padding-left="0cm" fo:padding-right="0cm" fo:padding-top="0cm" fo:padding-bottom="0.049cm" fo:border-left="none" fo:border-right="none" fo:border-top="none" fo:border-bottom="0.05pt solid #e0e0e0"/>
    </style:style>
    <style:style style:name="Table4" style:family="table">
      <style:table-properties style:width="11.081cm" table:align="left"/>
    </style:style>
    <style:style style:name="Table4.A" style:family="table-column">
      <style:table-column-properties style:column-width="11.081cm"/>
    </style:style>
    <style:style style:name="Table4.A1" style:family="table-cell">
      <style:table-cell-properties style:vertical-align="middle" fo:padding="0cm" fo:border="none"/>
    </style:style>
    <style:style style:name="Table5" style:family="table">
      <style:table-properties style:width="16.782cm" table:align="left"/>
    </style:style>
    <style:style style:name="Table5.A" style:family="table-column">
      <style:table-column-properties style:column-width="16.782cm"/>
    </style:style>
    <style:style style:name="Table5.A1" style:family="table-cell">
      <style:table-cell-properties style:vertical-align="middle" fo:padding="0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7cm"/>
    </style:style>
    <style:style style:name="Table6.A1" style:family="table-cell">
      <style:table-cell-properties style:vertical-align="middle" fo:padding="0cm" fo:border="none"/>
    </style:style>
    <style:style style:name="Table7" style:family="table">
      <style:table-properties style:width="17cm" table:align="left"/>
    </style:style>
    <style:style style:name="Table7.A" style:family="table-column">
      <style:table-column-properties style:column-width="17cm"/>
    </style:style>
    <style:style style:name="Table7.A1" style:family="table-cell">
      <style:table-cell-properties style:vertical-align="middle" fo:padding="0cm" fo:border="none"/>
    </style:style>
    <style:style style:name="Table8" style:family="table">
      <style:table-properties style:width="9.805cm" table:align="left"/>
    </style:style>
    <style:style style:name="Table8.A" style:family="table-column">
      <style:table-column-properties style:column-width="9.805cm"/>
    </style:style>
    <style:style style:name="Table8.A1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839ba" officeooo:paragraph-rsid="000839ba"/>
    </style:style>
    <style:style style:name="P2" style:family="paragraph" style:parent-style-name="Standard">
      <style:text-properties officeooo:rsid="000839ba" officeooo:paragraph-rsid="00150341"/>
    </style:style>
    <style:style style:name="P3" style:family="paragraph" style:parent-style-name="Standard">
      <style:text-properties officeooo:rsid="0008fec5" officeooo:paragraph-rsid="00150341"/>
    </style:style>
    <style:style style:name="P4" style:family="paragraph" style:parent-style-name="Standard">
      <style:text-properties fo:font-weight="bold" officeooo:rsid="0008fec5" officeooo:paragraph-rsid="00150341" style:font-weight-asian="bold" style:font-weight-complex="bold"/>
    </style:style>
    <style:style style:name="P5" style:family="paragraph" style:parent-style-name="Standard">
      <style:text-properties style:font-name="Calibri" fo:font-size="10pt" officeooo:rsid="0008fec5" officeooo:paragraph-rsid="00150341" style:font-size-asian="10pt" style:font-size-complex="10pt"/>
    </style:style>
    <style:style style:name="P6" style:family="paragraph" style:parent-style-name="Standard">
      <style:text-properties fo:font-variant="normal" fo:text-transform="none" fo:color="#1e73be" style:text-line-through-style="none" style:text-line-through-type="none" style:font-name="Ubuntu" fo:font-size="12.75pt" fo:letter-spacing="normal" fo:language="zxx" fo:country="none" fo:font-style="normal" style:text-underline-style="none" fo:font-weight="normal" officeooo:rsid="000e54c1" officeooo:paragraph-rsid="000e54c1" style:text-blinking="false" fo:background-color="transparent" style:language-asian="zxx" style:country-asian="none" style:language-complex="zxx" style:country-complex="none" loext:padding="0cm" loext:border="none"/>
    </style:style>
    <style:style style:name="P7" style:family="paragraph" style:parent-style-name="Standard">
      <style:text-properties fo:font-variant="normal" fo:text-transform="none" fo:color="#3a3a3a" style:font-name="Open Sans1" fo:font-size="12.75pt" fo:letter-spacing="normal" fo:font-style="normal" fo:font-weight="bold"/>
    </style:style>
    <style:style style:name="P8" style:family="paragraph" style:parent-style-name="Standard">
      <style:text-properties fo:font-variant="normal" fo:text-transform="none" fo:color="#1c1c1c" style:text-line-through-style="none" style:text-line-through-type="none" style:font-name="Open Sans1" fo:font-size="12.75pt" fo:letter-spacing="normal" fo:font-style="normal" style:text-underline-style="none" fo:font-weight="bold" officeooo:rsid="000e54c1" officeooo:paragraph-rsid="001392c2" style:text-blinking="false" fo:background-color="transparent" style:font-weight-asian="bold" style:font-weight-complex="bold" loext:padding="0cm" loext:border="none"/>
    </style:style>
    <style:style style:name="P9" style:family="paragraph" style:parent-style-name="Standard">
      <style:text-properties fo:font-variant="normal" fo:text-transform="none" fo:color="#820f71" style:text-line-through-style="none" style:text-line-through-type="none" style:font-name="Ubuntu" fo:font-size="14pt" fo:letter-spacing="normal" fo:language="zxx" fo:country="none" fo:font-style="normal" style:text-underline-style="none" fo:font-weight="bold" officeooo:rsid="0015dafc" officeooo:paragraph-rsid="0015dafc" style:text-blinking="false" fo:background-color="transparent" style:font-size-asian="14pt" style:language-asian="zxx" style:country-asian="none" style:font-weight-asian="bold" style:font-size-complex="14pt" style:language-complex="zxx" style:country-complex="none" style:font-weight-complex="bold" loext:padding="0cm" loext:border="none"/>
    </style:style>
    <style:style style:name="P10" style:family="paragraph" style:parent-style-name="Standard">
      <style:text-properties officeooo:paragraph-rsid="00150341"/>
    </style:style>
    <style:style style:name="P1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150341"/>
    </style:style>
    <style:style style:name="P1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0839ba"/>
    </style:style>
    <style:style style:name="P1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color="#820f71" fo:font-weight="bold" officeooo:rsid="001700cd" officeooo:paragraph-rsid="001700cd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-0.101cm" fo:margin-right="0cm" fo:margin-top="0cm" fo:margin-bottom="0cm" loext:contextual-spacing="false" fo:line-height="115%" fo:orphans="2" fo:widows="2" fo:text-indent="0cm" style:auto-text-indent="false" fo:background-color="transparent" fo:padding="0cm" fo:border="none"/>
      <style:text-properties fo:font-weight="bold" officeooo:rsid="0008fec5" officeooo:paragraph-rsid="001392c2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-0.101cm" fo:margin-right="0cm" fo:margin-top="0cm" fo:margin-bottom="0cm" loext:contextual-spacing="false" fo:line-height="115%" fo:orphans="2" fo:widows="2" fo:text-indent="0cm" style:auto-text-indent="false" fo:background-color="transparent" fo:padding="0cm" fo:border="none"/>
      <style:text-properties officeooo:rsid="0008fec5" officeooo:paragraph-rsid="001392c2"/>
    </style:style>
    <style:style style:name="P16" style:family="paragraph" style:parent-style-name="Preformatted_20_Text">
      <loext:graphic-properties draw:fill="solid" draw:fill-color="#f5f5f5" draw:opacity="100%"/>
      <style:paragraph-properties fo:margin-top="0cm" fo:margin-bottom="0cm" loext:contextual-spacing="false" fo:line-height="142%" fo:orphans="2" fo:widows="2" fo:background-color="#f5f5f5" fo:padding="0.238cm" fo:border="0.06pt solid #cccccc"/>
    </style:style>
    <style:style style:name="P17" style:family="paragraph" style:parent-style-name="Text_20_body">
      <style:text-properties fo:font-weight="bold" style:font-weight-asian="bold" style:font-weight-complex="bold"/>
    </style:style>
    <style:style style:name="P18" style:family="paragraph" style:parent-style-name="Text_20_body">
      <style:text-properties fo:font-variant="normal" fo:text-transform="none" fo:color="#3a3a3a" style:font-name="Open Sans1" fo:font-size="12.75pt" fo:letter-spacing="normal" fo:font-style="normal" fo:font-weight="bold" officeooo:rsid="000839ba" officeooo:paragraph-rsid="000839ba" loext:padding="0cm" loext:border="none"/>
    </style:style>
    <style:style style:name="P19" style:family="paragraph" style:parent-style-name="Text_20_body">
      <style:text-properties officeooo:paragraph-rsid="00133151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paragraph-rsid="000e54c1"/>
    </style:style>
    <style:style style:name="P2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Open Sans1" fo:font-size="12.75pt" fo:letter-spacing="normal" fo:font-style="normal" fo:font-weight="normal"/>
    </style:style>
    <style:style style:name="P25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Open Sans1" fo:font-size="12.75pt" fo:letter-spacing="normal" fo:font-style="normal" fo:font-weight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Open Sans1" fo:font-size="12.75pt" fo:letter-spacing="normal" fo:font-style="normal" fo:font-weight="normal" loext:padding="0cm" loext:border="none"/>
    </style:style>
    <style:style style:name="P27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Open Sans1" fo:font-size="12.75pt" fo:letter-spacing="normal" fo:font-style="normal" fo:font-weight="normal" loext:padding="0cm" loext:border="none"/>
    </style:style>
    <style:style style:name="P2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a3a3a" style:font-name="Open Sans1" fo:font-size="12.75pt" fo:letter-spacing="normal" fo:font-style="normal" fo:font-weight="bold" officeooo:rsid="000e54c1" officeooo:paragraph-rsid="000e54c1"/>
    </style:style>
    <style:style style:name="P2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444444" style:font-name="Helvetica Neue" fo:font-size="9.75pt" fo:letter-spacing="normal" fo:font-style="normal" fo:font-weight="bold" officeooo:paragraph-rsid="000e54c1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133151" officeooo:paragraph-rsid="00133151"/>
    </style:style>
    <style:style style:name="P3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ce181e" fo:font-weight="bold" officeooo:rsid="00133151" officeooo:paragraph-rsid="001392c2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officeooo:rsid="0015dafc" officeooo:paragraph-rsid="0015dafc"/>
    </style:style>
    <style:style style:name="P33" style:family="paragraph" style:parent-style-name="Text_20_body">
      <style:paragraph-properties fo:margin-top="0cm" fo:margin-bottom="0.265cm" loext:contextual-spacing="false" fo:orphans="2" fo:widows="2"/>
    </style:style>
    <style:style style:name="P34" style:family="paragraph" style:parent-style-name="Text_20_body" style:master-page-name="">
      <loext:graphic-properties draw:fill="none"/>
      <style:paragraph-properties fo:margin-left="-0.101cm" fo:margin-right="0cm" fo:margin-top="0cm" fo:margin-bottom="0cm" loext:contextual-spacing="false" fo:line-height="115%" fo:orphans="2" fo:widows="2" fo:text-indent="0cm" style:auto-text-indent="false" style:page-number="auto" fo:background-color="transparent" fo:padding="0cm" fo:border="none"/>
    </style:style>
    <style:style style:name="P35" style:family="paragraph" style:parent-style-name="Text_20_body">
      <loext:graphic-properties draw:fill="none"/>
      <style:paragraph-properties fo:margin-left="-0.101cm" fo:margin-right="0cm" fo:margin-top="0cm" fo:margin-bottom="0cm" loext:contextual-spacing="false" fo:line-height="115%" fo:orphans="2" fo:widows="2" fo:text-indent="0cm" style:auto-text-indent="false" fo:background-color="transparent" fo:padding="0cm" fo:border="none"/>
      <style:text-properties officeooo:rsid="00133151" officeooo:paragraph-rsid="00133151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style:line-height-at-least="0.926cm" fo:text-align="start" style:justify-single-word="false" fo:text-indent="0cm" style:auto-text-indent="false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style:line-height-at-least="0.926cm" fo:text-align="start" style:justify-single-word="false" fo:text-indent="0cm" style:auto-text-indent="false"/>
      <style:text-properties style:font-name="Arial Unicode MS" fo:font-size="9.75pt" loext:padding="0cm" loext:border="none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variant="normal" fo:text-transform="none" fo:background-color="#f3f3f3" loext:padding="0cm" loext:border="none"/>
    </style:style>
    <style:style style:name="P40" style:family="paragraph" style:parent-style-name="Table_20_Contents">
      <style:paragraph-properties fo:margin-left="0cm" fo:margin-right="0cm" fo:margin-top="0cm" fo:margin-bottom="0.265cm" loext:contextual-spacing="false" fo:text-align="start" style:justify-single-word="false" fo:text-indent="0cm" style:auto-text-indent="false"/>
    </style:style>
    <style:style style:name="P41" style:family="paragraph" style:parent-style-name="Table_20_Contents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555555" style:font-name="Open Sans" fo:font-size="10.5pt" fo:letter-spacing="normal" fo:font-style="normal" fo:font-weight="normal"/>
    </style:style>
    <style:style style:name="T2" style:family="text">
      <style:text-properties fo:font-variant="normal" fo:text-transform="none" fo:color="#555555" fo:letter-spacing="normal"/>
    </style:style>
    <style:style style:name="T3" style:family="text">
      <style:text-properties fo:font-variant="normal" fo:text-transform="none" fo:color="#555555" style:font-name="Calibri" fo:font-size="10pt" fo:letter-spacing="normal" fo:font-style="normal" fo:font-weight="normal" style:font-size-asian="10pt" style:font-size-complex="10pt"/>
    </style:style>
    <style:style style:name="T4" style:family="text">
      <style:text-properties fo:font-variant="normal" fo:text-transform="none" fo:color="#555555" style:font-name="Calibri" fo:font-size="10pt" fo:letter-spacing="normal" fo:font-style="normal" fo:font-weight="normal" officeooo:rsid="0008fec5" style:font-size-asian="10pt" style:font-size-complex="10pt"/>
    </style:style>
    <style:style style:name="T5" style:family="text">
      <style:text-properties fo:font-variant="normal" fo:text-transform="none" fo:color="#555555" style:font-name="Calibri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555555" style:font-name="Calibri" fo:font-size="10pt" fo:letter-spacing="normal" fo:font-style="normal" officeooo:rsid="0008fec5" style:font-size-asian="10pt" style:font-size-complex="10pt"/>
    </style:style>
    <style:style style:name="T7" style:family="text">
      <style:text-properties fo:font-variant="normal" fo:text-transform="none" fo:color="#555555" style:font-name="Calibri" fo:font-size="10pt" fo:letter-spacing="normal" officeooo:rsid="0008fec5" style:font-size-asian="10pt" style:font-size-complex="10pt"/>
    </style:style>
    <style:style style:name="T8" style:family="text">
      <style:text-properties fo:font-variant="normal" fo:text-transform="none" fo:color="#000000" style:font-name="Courier New" fo:font-size="9.75pt" fo:letter-spacing="normal" fo:font-style="normal" fo:font-weight="normal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font-name="Calibri" fo:font-size="10pt" fo:letter-spacing="normal" fo:font-style="normal" fo:font-weight="normal" officeooo:rsid="0008fec5" fo:background-color="#eff6fe" loext:char-shading-value="0" style:font-size-asian="10pt" style:font-size-complex="10pt" loext:padding="0cm" loext:border="none"/>
    </style:style>
    <style:style style:name="T10" style:family="text">
      <style:text-properties fo:font-variant="normal" fo:text-transform="none" fo:color="#000000" style:font-name="Consolas" fo:font-style="normal" fo:font-weight="normal" fo:background-color="#f3f3f3" loext:char-shading-value="0" loext:padding="0cm" loext:border="none"/>
    </style:style>
    <style:style style:name="T11" style:family="text">
      <style:text-properties fo:font-variant="normal" fo:text-transform="none" fo:color="#333333" style:font-name="monospace" fo:font-size="10.5pt" fo:letter-spacing="normal" fo:font-style="normal" fo:font-weight="normal" fo:background-color="transparent" loext:char-shading-value="0" loext:padding="0cm" loext:border="none"/>
    </style:style>
    <style:style style:name="T12" style:family="text">
      <style:text-properties fo:font-variant="normal" fo:text-transform="none" fo:color="#333333" fo:letter-spacing="normal" fo:background-color="transparent" loext:char-shading-value="0" loext:padding="0cm" loext:border="none"/>
    </style:style>
    <style:style style:name="T13" style:family="text">
      <style:text-properties fo:font-variant="normal" fo:text-transform="none" fo:color="#333333" style:text-line-through-style="none" style:text-line-through-type="none" style:font-name="Open Sans1" fo:font-size="12.75pt" fo:letter-spacing="normal" fo:font-style="normal" style:text-underline-style="none" fo:font-weight="bold" officeooo:rsid="000e54c1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1e73be" style:text-line-through-style="none" style:text-line-through-type="none" style:font-name="Ubuntu" fo:font-size="12.75pt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5" style:family="text">
      <style:text-properties fo:font-variant="normal" fo:text-transform="none" fo:color="#1e73be" style:text-line-through-style="none" style:text-line-through-type="none" style:font-name="Ubuntu" fo:font-size="12.75pt" fo:letter-spacing="normal" fo:font-style="normal" style:text-underline-style="none" fo:font-weight="normal" officeooo:rsid="000e54c1" style:text-blinking="false" fo:background-color="transparent" loext:char-shading-value="0" loext:padding="0cm" loext:border="none"/>
    </style:style>
    <style:style style:name="T16" style:family="text">
      <style:text-properties fo:font-variant="normal" fo:text-transform="none" fo:color="#1e73be" style:text-line-through-style="none" style:text-line-through-type="none" style:font-name="Ubuntu" fo:font-size="12.75pt" fo:letter-spacing="normal" fo:font-style="italic" style:text-underline-style="none" fo:font-weight="normal" style:text-blinking="false" fo:background-color="transparent" loext:char-shading-value="0" loext:padding="0cm" loext:border="none"/>
    </style:style>
    <style:style style:name="T17" style:family="text">
      <style:text-properties fo:font-variant="normal" fo:text-transform="none" fo:color="#008200" style:font-name="Consolas" fo:font-style="normal" fo:font-weight="normal" fo:background-color="#f3f3f3" loext:char-shading-value="0" loext:padding="0cm" loext:border="none"/>
    </style:style>
    <style:style style:name="T18" style:family="text">
      <style:text-properties fo:font-variant="normal" fo:text-transform="none" style:font-name="Consolas" fo:font-style="normal" fo:font-weight="normal" style:font-name-asian="Consolas" style:font-style-asian="normal" style:font-weight-asian="normal" style:font-name-complex="Consolas" style:font-style-complex="normal" style:font-weight-complex="normal"/>
    </style:style>
    <style:style style:name="T19" style:family="text">
      <style:text-properties fo:font-variant="normal" fo:text-transform="none" style:font-name="Consolas" fo:font-style="normal" fo:font-weight="normal" fo:background-color="#f3f3f3" loext:char-shading-value="0" loext:padding="0cm" loext:border="none"/>
    </style:style>
    <style:style style:name="T20" style:family="text">
      <style:text-properties fo:font-variant="normal" fo:text-transform="none" fo:color="#3a3a3a" style:font-name="Open Sans1" fo:font-size="12.75pt" fo:letter-spacing="normal" fo:font-style="normal" fo:font-weight="normal"/>
    </style:style>
    <style:style style:name="T21" style:family="text">
      <style:text-properties fo:font-variant="normal" fo:text-transform="none" fo:color="#3a3a3a" style:font-name="Open Sans1" fo:font-size="12.75pt" fo:letter-spacing="normal" fo:font-style="normal" fo:font-weight="normal" fo:background-color="#adadad" loext:char-shading-value="0" style:font-name-asian="Open Sans1" style:font-size-asian="12.75pt" style:font-style-asian="normal" style:font-weight-asian="normal" style:font-name-complex="Open Sans1" style:font-size-complex="12.75pt" style:font-style-complex="normal" style:font-weight-complex="normal" loext:padding="0cm" loext:border="none"/>
    </style:style>
    <style:style style:name="T22" style:family="text">
      <style:text-properties fo:font-variant="normal" fo:text-transform="none" fo:color="#3a3a3a" style:font-name="Open Sans1" fo:font-size="12.75pt" fo:letter-spacing="normal" fo:font-style="normal" fo:font-weight="normal" officeooo:rsid="001d5272" fo:background-color="#adadad" loext:char-shading-value="0" style:font-name-asian="Open Sans1" style:font-size-asian="12.75pt" style:font-style-asian="normal" style:font-weight-asian="normal" style:font-name-complex="Open Sans1" style:font-size-complex="12.75pt" style:font-style-complex="normal" style:font-weight-complex="normal" loext:padding="0cm" loext:border="none"/>
    </style:style>
    <style:style style:name="T23" style:family="text">
      <style:text-properties fo:font-variant="normal" fo:text-transform="none" fo:color="#3a3a3a" style:font-name="Open Sans1" fo:font-size="12.75pt" fo:letter-spacing="normal" fo:font-style="normal" fo:font-weight="normal" style:font-name-asian="Open Sans1" style:font-size-asian="12.75pt" style:font-style-asian="normal" style:font-weight-asian="normal" style:font-name-complex="Open Sans1" style:font-size-complex="12.75pt" style:font-style-complex="normal" style:font-weight-complex="normal" loext:padding="0cm" loext:border="none"/>
    </style:style>
    <style:style style:name="T24" style:family="text">
      <style:text-properties fo:font-variant="normal" fo:text-transform="none" fo:color="#3a3a3a" style:font-name="Open Sans1" fo:font-size="12.75pt" fo:letter-spacing="normal" fo:font-style="normal" fo:font-weight="bold"/>
    </style:style>
    <style:style style:name="T25" style:family="text">
      <style:text-properties fo:font-variant="normal" fo:text-transform="none" fo:color="#3a3a3a" style:font-name="Open Sans1" fo:font-size="12.75pt" fo:letter-spacing="normal" fo:font-style="normal" fo:font-weight="bold" officeooo:rsid="001392c2"/>
    </style:style>
    <style:style style:name="T26" style:family="text">
      <style:text-properties fo:font-variant="normal" fo:text-transform="none" fo:color="#3a3a3a" style:font-name="Open Sans1" fo:font-size="12.75pt" fo:letter-spacing="normal" fo:font-style="italic" fo:font-weight="normal" loext:padding="0cm" loext:border="none"/>
    </style:style>
    <style:style style:name="T27" style:family="text">
      <style:text-properties fo:font-variant="normal" fo:text-transform="none" fo:color="#3a3a3a" style:font-name="Open Sans1" fo:font-size="12.75pt" fo:letter-spacing="normal" fo:font-style="italic" fo:font-weight="normal" style:font-name-asian="Open Sans1" style:font-size-asian="12.75pt" style:font-style-asian="normal" style:font-weight-asian="normal" style:font-name-complex="Open Sans1" style:font-size-complex="12.75pt" style:font-style-complex="normal" style:font-weight-complex="normal" loext:padding="0cm" loext:border="none"/>
    </style:style>
    <style:style style:name="T28" style:family="text">
      <style:text-properties fo:font-variant="normal" fo:text-transform="none" fo:color="#3a3a3a" style:font-name="Open Sans1" fo:font-size="12.75pt" fo:letter-spacing="normal" fo:font-style="italic" fo:font-weight="bold" loext:padding="0cm" loext:border="none"/>
    </style:style>
    <style:style style:name="T29" style:family="text">
      <style:text-properties fo:font-variant="normal" fo:text-transform="none" fo:color="#3a3a3a" style:font-name="Open Sans1" fo:font-size="12.75pt" fo:letter-spacing="normal" fo:font-weight="bold" loext:padding="0cm" loext:border="none"/>
    </style:style>
    <style:style style:name="T30" style:family="text">
      <style:text-properties fo:font-variant="normal" fo:text-transform="none" fo:color="#3a3a3a" style:font-name="Open Sans1" fo:font-size="12.75pt" fo:letter-spacing="normal" fo:font-weight="bold" officeooo:rsid="001392c2" loext:padding="0cm" loext:border="none"/>
    </style:style>
    <style:style style:name="T31" style:family="text">
      <style:text-properties fo:font-variant="normal" fo:text-transform="none" fo:color="#3a3a3a" style:font-name="Open Sans1" fo:font-size="12.75pt" fo:letter-spacing="normal" fo:font-weight="bold" officeooo:rsid="001d5272" loext:padding="0cm" loext:border="none"/>
    </style:style>
    <style:style style:name="T32" style:family="text">
      <style:text-properties fo:font-variant="normal" fo:text-transform="none" fo:color="#3a3a3a" style:text-line-through-style="none" style:text-line-through-type="none" style:font-name="Open Sans1" fo:font-size="12.75pt" fo:letter-spacing="normal" fo:font-style="normal" style:text-underline-style="none" fo:font-weight="bold" officeooo:rsid="000e54c1" style:text-blinking="false" fo:background-color="transparent" loext:char-shading-value="0" loext:padding="0cm" loext:border="none"/>
    </style:style>
    <style:style style:name="T33" style:family="text">
      <style:text-properties fo:font-variant="normal" fo:text-transform="none" fo:color="#3a3a3a" fo:letter-spacing="normal"/>
    </style:style>
    <style:style style:name="T34" style:family="text">
      <style:text-properties fo:font-variant="normal" fo:text-transform="none" fo:color="#ce181e" style:font-name="Consolas" fo:font-style="normal" fo:font-weight="bold" fo:background-color="#f3f3f3" loext:char-shading-value="0" style:font-weight-asian="bold" style:font-weight-complex="bold" loext:padding="0cm" loext:border="none"/>
    </style:style>
    <style:style style:name="T35" style:family="text">
      <style:text-properties fo:font-variant="normal" fo:text-transform="none" fo:color="#ce181e" style:font-name="Consolas" fo:font-size="9.75pt" fo:letter-spacing="normal" fo:font-style="normal" fo:font-weight="bold" fo:background-color="#f3f3f3" loext:char-shading-value="0" style:font-weight-asian="bold" style:font-weight-complex="bold" loext:padding="0cm" loext:border="none"/>
    </style:style>
    <style:style style:name="T36" style:family="text">
      <style:text-properties fo:font-variant="normal" fo:text-transform="none" fo:color="#666666" style:font-name="Consolas" fo:font-style="normal" fo:font-weight="bold" fo:background-color="#f3f3f3" loext:char-shading-value="0" style:font-weight-asian="bold" style:font-weight-complex="bold" loext:padding="0cm" loext:border="none"/>
    </style:style>
    <style:style style:name="T37" style:family="text">
      <style:text-properties fo:font-variant="normal" fo:text-transform="none" fo:color="#1c1c1c" style:text-line-through-style="none" style:text-line-through-type="none" style:font-name="Open Sans1" fo:font-size="12.75pt" fo:letter-spacing="normal" fo:font-style="normal" style:text-underline-style="none" fo:font-weight="bold" officeooo:rsid="000e54c1" style:text-blinking="false" fo:background-color="transparent" loext:char-shading-value="0" loext:padding="0cm" loext:border="none"/>
    </style:style>
    <style:style style:name="T38" style:family="text">
      <style:text-properties fo:font-variant="normal" fo:text-transform="none" fo:color="#1c1c1c" style:text-line-through-style="none" style:text-line-through-type="none" style:font-name="Open Sans1" fo:font-size="12.75pt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39" style:family="text">
      <style:text-properties fo:font-variant="normal" fo:text-transform="none" style:font-name="Open Sans1" fo:font-size="12.75pt" fo:letter-spacing="normal" fo:font-style="normal"/>
    </style:style>
    <style:style style:name="T40" style:family="text">
      <style:text-properties fo:font-variant="normal" fo:text-transform="none" fo:color="#0000ff" style:font-name="Consolas" fo:font-style="normal" fo:font-weight="normal" fo:background-color="#f3f3f3" loext:char-shading-value="0" loext:padding="0cm" loext:border="none"/>
    </style:style>
    <style:style style:name="T41" style:family="text">
      <style:text-properties fo:font-variant="normal" fo:text-transform="none" fo:color="#ff1493" style:font-name="Consolas" fo:font-style="normal" fo:font-weight="normal" fo:background-color="#f3f3f3" loext:char-shading-value="0" loext:padding="0cm" loext:border="none"/>
    </style:style>
    <style:style style:name="T42" style:family="text">
      <style:text-properties fo:font-variant="normal" fo:text-transform="none" style:font-name="Calibri" fo:font-size="10pt" fo:letter-spacing="normal" fo:font-style="normal" style:font-size-asian="10pt" style:font-size-complex="10pt"/>
    </style:style>
    <style:style style:name="T43" style:family="text">
      <style:text-properties fo:font-variant="normal" fo:text-transform="none" style:font-name="Calibri" fo:font-size="10pt" fo:letter-spacing="normal" fo:font-style="normal" officeooo:rsid="0008fec5" style:font-size-asian="10pt" style:font-size-complex="10pt"/>
    </style:style>
    <style:style style:name="T44" style:family="text">
      <style:text-properties loext:padding="0cm" loext:border="none"/>
    </style:style>
    <style:style style:name="T45" style:family="text">
      <style:text-properties style:text-line-through-style="none" style:text-line-through-type="none" fo:language="zxx" fo:country="none" style:text-underline-style="none" style:text-blinking="false" fo:background-color="transparent" loext:char-shading-value="0" style:language-asian="zxx" style:country-asian="none" style:language-complex="zxx" style:country-complex="none" loext:padding="0cm" loext:border="none"/>
    </style:style>
    <style:style style:name="T46" style:family="text">
      <style:text-properties style:text-line-through-style="none" style:text-line-through-type="none" fo:language="zxx" fo:country="none" style:text-underline-style="none" officeooo:rsid="000f4061" style:text-blinking="false" fo:background-color="transparent" loext:char-shading-value="0" style:language-asian="zxx" style:country-asian="none" style:language-complex="zxx" style:country-complex="none" loext:padding="0cm" loext:border="none"/>
    </style:style>
    <style:style style:name="T47" style:family="text">
      <style:text-properties style:text-line-through-style="none" style:text-line-through-type="none" fo:language="zxx" fo:country="none" style:text-underline-style="none" officeooo:rsid="000e54c1" style:text-blinking="false" fo:background-color="transparent" loext:char-shading-value="0" style:language-asian="zxx" style:country-asian="none" style:language-complex="zxx" style:country-complex="none" loext:padding="0cm" loext:border="none"/>
    </style:style>
    <style:style style:name="T48" style:family="text">
      <style:text-properties style:text-line-through-style="none" style:text-line-through-type="none" fo:language="zxx" fo:country="none" style:text-underline-style="none" fo:font-weight="normal" style:text-blinking="false" fo:background-color="transparent" loext:char-shading-value="0" style:language-asian="zxx" style:country-asian="none" style:font-weight-asian="normal" style:language-complex="zxx" style:country-complex="none" style:font-weight-complex="normal" loext:padding="0cm" loext:border="none"/>
    </style:style>
    <style:style style:name="T49" style:family="text">
      <style:text-properties fo:color="#3a3a3a" style:font-name="Open Sans1" fo:font-size="12.75pt" fo:letter-spacing="normal" fo:font-style="italic" fo:font-weight="normal" loext:padding="0cm" loext:border="none"/>
    </style:style>
    <style:style style:name="T50" style:family="text">
      <style:text-properties fo:font-weight="bold"/>
    </style:style>
    <style:style style:name="T51" style:family="text">
      <style:text-properties fo:font-weight="bold" officeooo:rsid="000e54c1"/>
    </style:style>
    <style:style style:name="T52" style:family="text">
      <style:text-properties fo:background-color="#adadad" loext:char-shading-value="0" loext:padding="0cm" loext:border="none"/>
    </style:style>
    <style:style style:name="T53" style:family="text">
      <style:text-properties fo:color="#1166bb" style:text-line-through-style="none" style:text-line-through-type="none" style:font-name="Arial Unicode MS" fo:font-size="9.75pt" style:text-underline-style="none" fo:font-weight="normal" style:text-blinking="false" loext:padding="0cm" loext:border="none"/>
    </style:style>
    <style:style style:name="T54" style:family="text">
      <style:text-properties style:font-name="Arial Unicode MS" fo:font-size="9.75pt" style:font-name-asian="Arial Unicode MS" style:font-size-asian="9.75pt" style:font-name-complex="Arial Unicode MS" style:font-size-complex="9.75pt"/>
    </style:style>
    <style:style style:name="T55" style:family="text">
      <style:text-properties fo:color="#ce181e" style:text-line-through-style="none" style:text-line-through-type="none" fo:language="zxx" fo:country="none" style:text-underline-style="none" officeooo:rsid="000f4061" style:text-blinking="false" fo:background-color="transparent" loext:char-shading-value="0" style:language-asian="zxx" style:country-asian="none" style:language-complex="zxx" style:country-complex="none" loext:padding="0cm" loext:border="none"/>
    </style:style>
    <style:style style:name="T56" style:family="text">
      <style:text-properties fo:color="#ce181e" style:text-line-through-style="none" style:text-line-through-type="none" fo:language="zxx" fo:country="none" style:text-underline-style="none" officeooo:rsid="000e54c1" style:text-blinking="false" fo:background-color="transparent" loext:char-shading-value="0" style:language-asian="zxx" style:country-asian="none" style:language-complex="zxx" style:country-complex="none" loext:padding="0cm" loext:border="none"/>
    </style:style>
    <style:style style:name="T57" style:family="text">
      <style:text-properties officeooo:rsid="00133151"/>
    </style:style>
    <style:style style:name="T58" style:family="text">
      <style:text-properties officeooo:rsid="00150341"/>
    </style:style>
    <style:style style:name="T59" style:family="text">
      <style:text-properties officeooo:rsid="0015dafc"/>
    </style:style>
    <style:style style:name="Sect1" style:family="section">
      <style:section-properties fo:background-color="#f3f3f3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 text:c="24"/>Configuring Second Slave from Existing Slave</text:p>
      <text:p text:style-name="P6"/>
      <text:p text:style-name="P6">1. Route all the Traffic to Master.</text:p>
      <text:p text:style-name="P23"><text:span text:style-name="T15">2.</text:span><text:a xlink:type="simple" xlink:href="https://www.redips.net/mysql/add-new-slave/#section1" text:style-name="Internet_20_link" text:visited-style-name="Visited_20_Internet_20_Link"><text:span text:style-name="T14">Stop replication on the existing slave</text:span></text:a></text:p>
      <text:p text:style-name="P23"><text:span text:style-name="T15">3.Shut down and take a consistent AMI of existing Slave.</text:span></text:p>
      <text:p text:style-name="P34"><text:span text:style-name="T15"><text:s/>4.</text:span><text:a xlink:type="simple" xlink:href="https://www.redips.net/mysql/add-new-slave/#section4" text:style-name="Internet_20_link" text:visited-style-name="Visited_20_Internet_20_Link"><text:span text:style-name="T14">Start replication on the existing slave</text:span></text:a></text:p>
      <text:list xml:id="list2558263146" text:style-name="L1">
        <text:list-header>
          <text:p text:style-name="P22"><text:span text:style-name="T15">5.</text:span><text:a xlink:type="simple" xlink:href="https://www.redips.net/mysql/add-new-slave/#section6" text:style-name="Internet_20_link" text:visited-style-name="Visited_20_Internet_20_Link"><text:span text:style-name="T14">Edit </text:span></text:a><text:a xlink:type="simple" xlink:href="https://www.redips.net/mysql/add-new-slave/#section6" text:style-name="Internet_20_link" text:visited-style-name="Visited_20_Internet_20_Link"><text:span text:style-name="Emphasis"><text:span text:style-name="T16">relay-log.info </text:span></text:span></text:a><text:a xlink:type="simple" xlink:href="https://www.redips.net/mysql/add-new-slave/#section6" text:style-name="Internet_20_link" text:visited-style-name="Visited_20_Internet_20_Link"><text:span text:style-name="T14">file</text:span></text:a></text:p>
          <text:p text:style-name="P22"><text:span text:style-name="T15">6.</text:span><text:a xlink:type="simple" xlink:href="https://www.redips.net/mysql/add-new-slave/#section7" text:style-name="Internet_20_link" text:visited-style-name="Visited_20_Internet_20_Link"><text:span text:style-name="T14">Add grant on the master server</text:span></text:a></text:p>
          <text:p text:style-name="P22"><text:span text:style-name="T15">7.</text:span><text:a xlink:type="simple" xlink:href="https://www.redips.net/mysql/add-new-slave/#section8" text:style-name="Internet_20_link" text:visited-style-name="Visited_20_Internet_20_Link"><text:span text:style-name="T14">Copy </text:span></text:a><text:a xlink:type="simple" xlink:href="https://www.redips.net/mysql/add-new-slave/#section8" text:style-name="Internet_20_link" text:visited-style-name="Visited_20_Internet_20_Link"><text:span text:style-name="Emphasis"><text:span text:style-name="T16">my.cnf </text:span></text:span></text:a><text:a xlink:type="simple" xlink:href="https://www.redips.net/mysql/add-new-slave/#section8" text:style-name="Internet_20_link" text:visited-style-name="Visited_20_Internet_20_Link"><text:span text:style-name="T14">and increment </text:span></text:a><text:a xlink:type="simple" xlink:href="https://www.redips.net/mysql/add-new-slave/#section8" text:style-name="Internet_20_link" text:visited-style-name="Visited_20_Internet_20_Link"><text:span text:style-name="Emphasis"><text:span text:style-name="T16">server-id</text:span></text:span></text:a></text:p>
          <text:p text:style-name="P22"><text:span text:style-name="T15">8.</text:span><text:a xlink:type="simple" xlink:href="https://www.redips.net/mysql/add-new-slave/#section9" text:style-name="Internet_20_link" text:visited-style-name="Visited_20_Internet_20_Link"><text:span text:style-name="T14">Start a new slave server</text:span></text:a></text:p>
          <text:p text:style-name="P22"><text:span text:style-name="T14"/></text:p>
        </text:list-header>
      </text:list>
      <text:p text:style-name="P28">1.<text:span text:style-name="T45">Route all the Traffic to Master:</text:span></text:p>
      <text:p text:style-name="P28"><text:span text:style-name="T45"><text:s/></text:span><text:span text:style-name="T48">Route the traffice to Master on Route53 bty changing the IP address in Slave A record entry.</text:span></text:p>
      <text:p text:style-name="P28"><text:span text:style-name="T48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7"><text:a xlink:type="simple" xlink:href="https://console.aws.amazon.com/route53/home?region=ap-south-1#resource-record-sets:ZPCG53JHXTFFG" office:target-frame-name="_self" xlink:show="replace" text:style-name="Internet_20_link" text:visited-style-name="Visited_20_Internet_20_Link"><text:span text:style-name="T53">toprankers.net.</text:span></text:a></text:p>
          </table:table-cell>
          <table:table-cell table:style-name="Table2.A1" office:value-type="string">
            <text:p text:style-name="P38">Private</text:p>
          </table:table-cell>
          <table:table-cell table:style-name="Table2.A1" office:value-type="string">
            <text:p text:style-name="P38">48</text:p>
          </table:table-cell>
          <table:table-cell table:style-name="Table2.A1" office:value-type="string">
            <text:p text:style-name="P38">internal VPC Zone</text:p>
          </table:table-cell>
          <table:table-cell table:style-name="Table2.A1" office:value-type="string">
            <text:p text:style-name="P38">ZPCG53JHXTFFG</text:p>
          </table:table-cell>
        </table:table-row>
      </table:table>
      <text:p text:style-name="P28"><text:span text:style-name="T48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8">db-slave.internal.toprankers.net.</text:p>
          </table:table-cell>
          <table:table-cell table:style-name="Table3.A1" office:value-type="string">
            <text:p text:style-name="P38">A</text:p>
          </table:table-cell>
          <table:table-cell table:style-name="Table3.A1" office:value-type="string">
            <text:p text:style-name="P38">172.31.0.141</text:p>
          </table:table-cell>
        </table:table-row>
      </table:table>
      <text:p text:style-name="P28"><text:span text:style-name="T48"/></text:p>
      <text:p text:style-name="P29"><text:span text:style-name="T46">Slave IP: </text:span><text:span text:style-name="T56">172.31.0.141</text:span><text:span text:style-name="T47"> </text:span><text:span text:style-name="T46">to Master IP: </text:span><text:span text:style-name="T55">172.31.5.251</text:span></text:p>
      <text:p text:style-name="P7"/>
      <text:p text:style-name="P24"><text:span text:style-name="T51">2</text:span><text:span text:style-name="T50">. Stop replication on the existing slave</text:span><text:line-break/>To clone a new slave server, it is necessary to temporary stop replication on the existing slave. Why? Because you will have to take a data snapshot. Connect to the slave using MySQL client and run the following command:</text:p>
      <text:p text:style-name="P24"/>
      <text:section text:style-name="Sect1" text:name="highlighter_248402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P36"><text:span text:style-name="Source_20_Text"><text:span text:style-name="T17"># (existing slave server) pause replication</text:span></text:span></text:p>
              <text:p text:style-name="P36"><text:span text:style-name="Source_20_Text"><text:span text:style-name="T10">mysql&gt; </text:span></text:span><text:span text:style-name="Source_20_Text"><text:span text:style-name="T36">show slave status\G</text:span></text:span></text:p>
              <text:p text:style-name="P36"><text:span text:style-name="Source_20_Text"><text:span text:style-name="T10">mysql&gt; </text:span></text:span><text:span text:style-name="Source_20_Text"><text:span text:style-name="T34">slave stop;</text:span></text:span></text:p>
              <text:p text:style-name="P41"><text:span text:style-name="Source_20_Text"><text:span text:style-name="T10">mysql&gt; </text:span></text:span><text:span text:style-name="Source_20_Text"><text:span text:style-name="T34">show slave status\G</text:span></text:span></text:p>
            </table:table-cell>
          </table:table-row>
        </table:table>
      </text:section>
      <text:p text:style-name="P21"><text:span text:style-name="T21"/></text:p>
      <text:p text:style-name="P21"><text:span text:style-name="T20">Existing slave is only paused and every change from the master will wait until you start replication with </text:span><text:span text:style-name="Emphasis"><text:span text:style-name="T26">slave start</text:span></text:span><text:span text:style-name="T20"> command. Slave server will normally execute SQL requests and if your data changes are not so frequent, no one will notice that something is happening in the background. With </text:span><text:span text:style-name="Emphasis"><text:span text:style-name="T26">show slave status</text:span></text:span><text:span text:style-name="T20"> you will see the status report before and after slave is stopped.</text:span></text:p>
      <text:p text:style-name="P21"><text:span text:style-name="T20"/></text:p>
      <text:p text:style-name="P19"><text:span text:style-name="T32">3.Shut down and take a consistent AMI of existing Slave.</text:span><text:line-break/><text:span text:style-name="T57">Shut down the Slave server (</text:span><text:span text:style-name="Source_20_Text"><text:span text:style-name="T35">i-06847ed2e44bdb2f3</text:span></text:span><text:span text:style-name="T57">) and take a consistent AMI.</text:span></text:p>
      <text:p text:style-name="P19"/>
      <text:p text:style-name="P19"/>
      <text:p text:style-name="P35"><text:soft-page-break/><text:span text:style-name="T13">4.</text:span><text:a xlink:type="simple" xlink:href="https://www.redips.net/mysql/add-new-slave/#section4" text:style-name="Internet_20_link" text:visited-style-name="Visited_20_Internet_20_Link"><text:span text:style-name="T37">Start replication on the existing slave</text:span></text:a></text:p>
      <text:p text:style-name="P35"><text:span text:style-name="T20">Now you can start replication on the existing slave.</text:span></text:p>
      <text:p text:style-name="P35"><text:span text:style-name="T20"><text:s/>i) Start the Instance.</text:span></text:p>
      <text:p text:style-name="P35"><text:span text:style-name="T20"><text:s/>ii) Start the Slave Server on Mysql Shell.</text:span></text:p>
      <text:p text:style-name="P35"><text:span text:style-name="T20"/></text:p>
      <text:p text:style-name="P35"><text:span text:style-name="T20"/></text:p>
      <text:section text:style-name="Sect1" text:name="highlighter_971067">
        <table:table table:name="Table4" table:style-name="Table4">
          <table:table-column table:style-name="Table4.A"/>
          <table:table-row>
            <table:table-cell table:style-name="Table4.A1" office:value-type="string">
              <text:p text:style-name="P36"><text:span text:style-name="Source_20_Text"><text:span text:style-name="T17"># (existing slave server) start replication</text:span></text:span></text:p>
              <text:p text:style-name="P36"><text:span text:style-name="Source_20_Text"><text:span text:style-name="T10">mysql&gt; </text:span></text:span><text:span text:style-name="Source_20_Text"><text:span text:style-name="T34">show slave status\G</text:span></text:span></text:p>
              <text:p text:style-name="P36"><text:span text:style-name="Source_20_Text"><text:span text:style-name="T10">mysql&gt; </text:span></text:span><text:span text:style-name="Source_20_Text"><text:span text:style-name="T34">slave start;</text:span></text:span></text:p>
              <text:p text:style-name="P41"><text:span text:style-name="Source_20_Text"><text:span text:style-name="T10">mysql&gt; </text:span></text:span><text:span text:style-name="Source_20_Text"><text:span text:style-name="T34">show slave status\G</text:span></text:span></text:p>
            </table:table-cell>
          </table:table-row>
        </table:table>
      </text:section>
      <text:p text:style-name="P21"><text:span text:style-name="T21"/></text:p>
      <text:p text:style-name="P21"><text:span text:style-name="T20">New slave server can wait because it will retrieve changes from the point written in its </text:span><text:span text:style-name="Emphasis"><text:span text:style-name="T26">relay-log.info</text:span></text:span><text:span text:style-name="T20">file.</text:span></text:p>
      <text:p text:style-name="P30"><text:span text:style-name="T20"><text:s/>Iii) Now check until seconds_behind_master comes to Zero.</text:span></text:p>
      <text:p text:style-name="P30"><text:span text:style-name="T20"><text:s/>iv) If all looks fine, change the Slave Arecord entry from Master IP to Slave <text:s text:c="9"/><text:tab/>IP.</text:span></text:p>
      <text:p text:style-name="P30"><text:span text:style-name="T20"><text:s/></text:span></text:p>
      <text:p text:style-name="P30"><text:span text:style-name="T25">5</text:span><text:span text:style-name="T24">. Edit </text:span><text:span text:style-name="Emphasis"><text:span text:style-name="T28">relay-log.info</text:span></text:span><text:span text:style-name="T24"> file</text:span><text:span text:style-name="T20"><text:line-break/>As said before, </text:span><text:span text:style-name="Emphasis"><text:span text:style-name="T26">relay-log.info</text:span></text:span><text:span text:style-name="T20"> contains relay_log file name. By default, relay log file names have the form </text:span><text:span text:style-name="Emphasis"><text:span text:style-name="T26">host_name-relay-bin.nnnnnn</text:span></text:span><text:span text:style-name="T20">, where </text:span><text:span text:style-name="Emphasis"><text:span text:style-name="T26">host_name</text:span></text:span><text:span text:style-name="T20"> is the name of the slave server host and </text:span><text:span text:style-name="Emphasis"><text:span text:style-name="T26">nnnnnn</text:span></text:span><text:span text:style-name="T20">is a sequence number. The new slave server will have a new name and that change should be included. Open </text:span><text:span text:style-name="Emphasis"><text:span text:style-name="T26">relay_log.info</text:span></text:span><text:span text:style-name="T20"> file and edit the first line.</text:span></text:p>
      <text:p text:style-name="P30"><text:span text:style-name="T20"/></text:p>
      <text:p text:style-name="P31"><text:span text:style-name="T39">vi /var/lib/mysql/relay-log.info</text:span></text:p>
      <text:section text:style-name="Sect1" text:name="highlighter_329340"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36"><text:span text:style-name="Source_20_Text"><text:span text:style-name="T17"># (new slave server) change relay_log file name in relay-log.info</text:span></text:span></text:p>
              <text:p text:style-name="P39"><text:s/></text:p>
              <text:p text:style-name="P36"><text:span text:style-name="Source_20_Text"><text:span text:style-name="T17"># first line before change</text:span></text:span></text:p>
              <text:p text:style-name="P36"><text:span text:style-name="Source_20_Text"><text:span text:style-name="T10">./existing_slave_name-relay-bin.000076</text:span></text:span></text:p>
              <text:p text:style-name="P39"><text:s/></text:p>
              <text:p text:style-name="P36"><text:span text:style-name="Source_20_Text"><text:span text:style-name="T17"># first line after change</text:span></text:span></text:p>
              <text:p text:style-name="P41"><text:span text:style-name="Source_20_Text"><text:span text:style-name="T10">./new_slave_name-relay-bin.000001</text:span></text:span></text:p>
            </table:table-cell>
          </table:table-row>
        </table:table>
      </text:section>
      <text:p text:style-name="P21"><text:span text:style-name="T20">You can reset sequence number because </text:span><text:span text:style-name="Emphasis"><text:span text:style-name="T26">mysqld</text:span></text:span><text:span text:style-name="T20"> will recreate relay_log after starting up. If you get the following errors after starting the new slave server:</text:span></text:p>
      <text:list xml:id="list3364006181" text:style-name="L2">
        <text:list-item>
          <text:p text:style-name="P25">Failed to open the relay log</text:p>
        </text:list-item>
        <text:list-item>
          <text:p text:style-name="P25">Could not find target log during relay log initialization</text:p>
        </text:list-item>
      </text:list>
      <text:p text:style-name="P21"><text:span text:style-name="T20">you are probably entered a wrong </text:span><text:span text:style-name="Emphasis"><text:span text:style-name="T26">host_name</text:span></text:span><text:span text:style-name="T20">.</text:span></text:p>
      <text:p text:style-name="Text_20_body"/>
      <text:p text:style-name="P21"><text:span text:style-name="T25">6</text:span><text:span text:style-name="T24">. Add grant on the master server</text:span><text:span text:style-name="T20"><text:line-break/>Each slave must connect to the master using a standard MySQL user name and password, so there must be a user account on the master that the slave can use to connect. In this scenario with existing slave, user for </text:span><text:soft-page-break/><text:span text:style-name="T20">replication already exist on the master server. You will only have to set additional grant. Let's assume that user name for replication is </text:span><text:span text:style-name="Emphasis"><text:span text:style-name="T26">replica</text:span></text:span><text:span text:style-name="T20">:</text:span></text:p>
      <text:p text:style-name="P21"><text:span text:style-name="T20"/></text:p>
      <text:p text:style-name="P21"><text:span text:style-name="T20"/></text:p>
      <text:p text:style-name="P21"><text:span text:style-name="T20"/></text:p>
      <text:section text:style-name="Sect1" text:name="highlighter_603894"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6"><text:span text:style-name="Source_20_Text"><text:span text:style-name="T17"># (master server) add grant to replica user to connect from the new slave server</text:span></text:span></text:p>
              <text:p text:style-name="P41"><text:span text:style-name="Source_20_Text"><text:span text:style-name="T10">mysql&gt; grant replication slave on *.* to </text:span></text:span><text:span text:style-name="Source_20_Text"><text:span text:style-name="T40">'replica'</text:span></text:span><text:span text:style-name="Source_20_Text"><text:span text:style-name="T10">@</text:span></text:span><text:span text:style-name="Source_20_Text"><text:span text:style-name="T40">'new_slave_name_or_ip'</text:span></text:span><text:span text:style-name="T19"> </text:span><text:span text:style-name="Source_20_Text"><text:span text:style-name="T10">identified by </text:span></text:span><text:span text:style-name="Source_20_Text"><text:span text:style-name="T40">'password'</text:span></text:span><text:span text:style-name="Source_20_Text"><text:span text:style-name="T10">;</text:span></text:span></text:p>
            </table:table-cell>
          </table:table-row>
        </table:table>
      </text:section>
      <text:p text:style-name="P32"><text:span text:style-name="T21">Mysql&gt;&gt; grant replication slave on *.* to root@&lt;New_slave_ip&gt; identified by </text:span><text:span text:style-name="T22">#welcome123</text:span></text:p>
      <text:p text:style-name="P21"><text:span text:style-name="T20">With this grant, </text:span><text:span text:style-name="Emphasis"><text:span text:style-name="T26">replica</text:span></text:span><text:span text:style-name="T20"> user could only request updates that have been made to databases on the master server - nothing more. Without applying grant for newly added slave server, the following error message will be displayed in </text:span><text:span text:style-name="Emphasis"><text:span text:style-name="T26">/var/log/mysqld.log</text:span></text:span><text:span text:style-name="T20"> file:</text:span></text:p>
      <text:section text:style-name="Sect1" text:name="highlighter_912932"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Source_20_Text"><text:span text:style-name="T10">...</text:span></text:span></text:p>
              <text:p text:style-name="P36"><text:span text:style-name="Source_20_Text"><text:span text:style-name="T10">[Warning] Slave I/O: Master command COM_REGISTER_SLAVE failed: failed registering on master, reconnecting to try again, log 'mysql-bin.001042' at position 468289276, Error_code: 1597</text:span></text:span></text:p>
              <text:p text:style-name="P36"><text:span text:style-name="Source_20_Text"><text:span text:style-name="T10">[ERROR] Slave I/O: Master command COM_REGISTER_SLAVE failed: Access denied for user 'replica'@'12.34.56.78' (using password: YES) (Errno: 1045), Error_code: 1597</text:span></text:span></text:p>
              <text:p text:style-name="P36"><text:span text:style-name="Source_20_Text"><text:span text:style-name="T10">[ERROR] Slave I/O thread couldn't register on master</text:span></text:span></text:p>
              <text:p text:style-name="P41"><text:span text:style-name="Source_20_Text"><text:span text:style-name="T10">...</text:span></text:span></text:p>
            </table:table-cell>
          </table:table-row>
        </table:table>
      </text:section>
      <text:p text:style-name="P33"><text:line-break/><text:line-break/><text:span text:style-name="Emphasis"><text:span text:style-name="T30">7</text:span></text:span><text:span text:style-name="Emphasis"><text:span text:style-name="T29">. </text:span></text:span><text:span text:style-name="Emphasis"><text:span text:style-name="T31">Change on</text:span></text:span><text:span text:style-name="T24"> </text:span><text:span text:style-name="Emphasis"><text:span text:style-name="T28">my.cnf</text:span></text:span><text:span text:style-name="T24"> and increment </text:span><text:span text:style-name="Emphasis"><text:span text:style-name="T28">server-id</text:span></text:span><text:line-break/><text:span text:style-name="T20">On the master and each slave, you must use the </text:span><text:span text:style-name="Emphasis"><text:span text:style-name="T49">server-id</text:span></text:span><text:span text:style-name="T33"> </text:span><text:span text:style-name="T20">option to establish a unique replication ID. For each server, you should pick a unique positive integer, and each ID must be different from every other ID. Copy </text:span><text:span text:style-name="Emphasis"><text:span text:style-name="T49">/etc/my.cnf</text:span></text:span><text:span text:style-name="T33"> </text:span><text:span text:style-name="T20">from the existing slave to the new slave and edit </text:span><text:span text:style-name="Emphasis"><text:span text:style-name="T49">server-id</text:span></text:span><text:span text:style-name="T33"> </text:span><text:span text:style-name="T20">line. In my example, master is </text:span><text:span text:style-name="Emphasis"><text:span text:style-name="T49">server-id=1</text:span></text:span><text:span text:style-name="T33"> </text:span><text:span text:style-name="T20">and the first slave is </text:span><text:span text:style-name="Emphasis"><text:span text:style-name="T49">server-id=2</text:span></text:span><text:span text:style-name="T20">, so I set </text:span><text:span text:style-name="Emphasis"><text:span text:style-name="T49">server-id=3</text:span></text:span><text:span text:style-name="T33"> </text:span><text:span text:style-name="T20">to the new slave server.</text:span></text:p>
      <text:p text:style-name="P14"><text:span text:style-name="T37">/var/lib/mysql/auto.cnf</text:span></text:p>
      <text:p text:style-name="P8">Master == server-id <text:s text:c="18"/>= 1</text:p>
      <text:p text:style-name="P15"><text:span text:style-name="T38">Slvae == server-id <text:s text:c="21"/>= 4</text:span></text:p>
      <text:p text:style-name="Standard"/>
      <text:p text:style-name="P12"><text:span text:style-name="T4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oft-page-break/><text:span text:style-name="T59">8</text:span>. Start a new slave server</text:p>
      <text:p text:style-name="P18"/>
      <text:section text:style-name="Sect1" text:name="highlighter_809653">
        <table:table table:name="Table8" table:style-name="Table8">
          <table:table-column table:style-name="Table8.A"/>
          <table:table-row>
            <table:table-cell table:style-name="Table8.A1" office:value-type="string">
              <text:p text:style-name="P36"><text:span text:style-name="Source_20_Text"><text:span text:style-name="T17"># (new slave server) start replication</text:span></text:span></text:p>
              <text:p text:style-name="P36"><text:span text:style-name="Source_20_Text"><text:span text:style-name="T17"/></text:span></text:p>
              <text:p text:style-name="P40"><text:span text:style-name="Source_20_Text"><text:span text:style-name="T41">bash</text:span></text:span><text:span text:style-name="Source_20_Text"><text:span text:style-name="T10">&gt; </text:span></text:span><text:span text:style-name="Source_20_Text"><text:span text:style-name="T34">service mysql start</text:span></text:span></text:p>
            </table:table-cell>
          </table:table-row>
        </table:table>
      </text:section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/></text:p>
      <text:p text:style-name="P21"><text:span text:style-name="T21">/var/log/mysql/mysql-error.log</text:span></text:p>
      <text:p text:style-name="P21"><text:span text:style-name="T23">If all went according to this cookbook, in </text:span><text:span text:style-name="Emphasis"><text:span text:style-name="T27">/var/log/mysqld.log</text:span></text:span><text:span text:style-name="T23">, you should find:</text:span></text:p>
      <text:list xml:id="list1434243676" text:style-name="L3">
        <text:list-item>
          <text:p text:style-name="P27">Slave SQL thread initialized, starting replication in log ...</text:p>
        </text:list-item>
        <text:list-item>
          <text:p text:style-name="P27">Slave I/O thread: connected to master 'replica@your_master:3306', replication started in log ...</text:p>
        </text:list-item>
      </text:list>
      <text:p text:style-name="P26">... means that you have successfully add a new slave server.</text:p>
      <text:p text:style-name="P20"><text:span text:style-name="T44"><text:line-break/></text:span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P20"><text:span text:style-name="T44"/></text:p>
      <text:p text:style-name="Text_20_body"/>
      <text:p text:style-name="P13"><text:soft-page-break/><text:span text:style-name="T43">N</text:span><text:span text:style-name="T42">otes:</text:span></text:p>
      <text:p text:style-name="P11"><text:span text:style-name="T4">The </text:span><text:span text:style-name="Source_20_Text"><text:span text:style-name="T9">auto.cnf</text:span></text:span><text:span text:style-name="T7"> </text:span><text:span text:style-name="T4">file is automatically generated; do not attempt to write or modify this file.</text:span></text:p>
      <text:p text:style-name="P5">server_uuid (auto generated)</text:p>
      <text:p text:style-name="P4">/var/lib/mysql/auto.cnf</text:p>
      <text:p text:style-name="P10"/>
      <text:p text:style-name="P3">Master == server-uuid=be40c9e5-4b9f-11e6-bffc-0a2ddfb7f86d</text:p>
      <text:p text:style-name="P3">Sl<text:span text:style-name="T58">av</text:span>e == server-uuid=f963acf5-8697-11e9-9085-0a37f9147e34</text:p>
      <text:p text:style-name="P3"/>
      <text:p text:style-name="P10"/>
      <text:p text:style-name="P2">server_id</text:p>
      <text:p text:style-name="P2">/etc/mysql/my.cnf</text:p>
      <text:p text:style-name="P2"/>
      <text:p text:style-name="P3">Master == server-id <text:s text:c="21"/>= 1</text:p>
      <text:p text:style-name="P3">Slvae == server-id <text:s text:c="21"/>= 4</text:p>
      <text:p text:style-name="P2"/>
      <text:p text:style-name="Text_20_body"/>
      <text:p text:style-name="Text_20_body"/>
      <text:p text:style-name="P17">vi /var/lib/mysql/relay-log.info</text:p>
      <text:p text:style-name="Text_20_body">slave-relay-log.000993</text:p>
      <text:p text:style-name="Text_20_body">/var/lib/mysql/slave-relay-log.000993</text:p>
      <text:p text:style-name="Text_20_body"/>
      <text:p text:style-name="Text_20_body">7</text:p>
      <text:p text:style-name="Text_20_body">/var/lib/mysql/slave-relay-log.000993</text:p>
      <text:p text:style-name="Text_20_body">413666460</text:p>
      <text:p text:style-name="Text_20_body">mysql-bin.003098</text:p>
      <text:p text:style-name="Text_20_body">413666297</text:p>
      <text:p text:style-name="Text_20_body">0</text:p>
      <text:p text:style-name="Text_20_body">0</text:p>
      <text:p text:style-name="Text_20_body">1</text:p>
      <text:p text:style-name="P1"><text:span text:style-name="T1">A </text:span><text:span text:style-name="Source_20_Text"><text:span text:style-name="T8">CHANGE MASTER TO</text:span></text:span><text:span text:style-name="T2"> </text:span><text:span text:style-name="T1">statement employing </text:span><text:span text:style-name="Source_20_Text"><text:span text:style-name="T8">RELAY_LOG_FILE</text:span></text:span><text:span text:style-name="T1">, </text:span><text:span text:style-name="Source_20_Text"><text:span text:style-name="T8">RELAY_LOG_POS</text:span></text:span><text:span text:style-name="T1">, or both options can be executed on a running slave when the slave SQL thread is stopped. Relay logs are preserved if at least one of the slave SQL thread and the slave I/O thread is running; if both threads are stopped, all relay log files are deleted unless at least one of </text:span><text:span text:style-name="Source_20_Text"><text:span text:style-name="T8">RELAY_LOG_FILE</text:span></text:span><text:span text:style-name="T1">or </text:span><text:span text:style-name="Source_20_Text"><text:span text:style-name="T8">RELAY_LOG_POS</text:span></text:span><text:span text:style-name="T2"> </text:span><text:span text:style-name="T1">is specifi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" svg:font-family="'Arial Unicode MS', Arial, sans-serif"/>
    <style:font-face style:name="Consolas" svg:font-family="Consolas, 'Bitstream Vera Sans Mono', 'Courier New', Courier, monospace"/>
    <style:font-face style:name="Courier New" svg:font-family="'Courier New', Courier, fixed, monospace"/>
    <style:font-face style:name="Helvetica Neue" svg:font-family="'Helvetica Neue', Roboto, Arial, sans-serif"/>
    <style:font-face style:name="Lohit Devanagari1" svg:font-family="'Lohit Devanagari'"/>
    <style:font-face style:name="Montserrat" svg:font-family="Montserrat, sans-serif"/>
    <style:font-face style:name="Open Sans" svg:font-family="'Open Sans', Arial, Helvetica, sans-serif"/>
    <style:font-face style:name="Open Sans1" svg:font-family="'Open Sans', sans-serif"/>
    <style:font-face style:name="arial" svg:font-family="arial"/>
    <style:font-face style:name="monospace" svg:font-family="monospace"/>
    <style:font-face style:name="Calibri" svg:font-family="Calibri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3:11:58.013446967</meta:creation-date>
    <dc:date>2019-08-23T20:29:40.242950457</dc:date>
    <meta:editing-duration>PT3H12M23S</meta:editing-duration>
    <meta:editing-cycles>8</meta:editing-cycles>
    <meta:generator>LibreOffice/6.0.7.3$Linux_X86_64 LibreOffice_project/00m0$Build-3</meta:generator>
    <meta:document-statistic meta:table-count="8" meta:image-count="0" meta:object-count="0" meta:page-count="5" meta:paragraph-count="97" meta:word-count="928" meta:character-count="6167" meta:non-whitespace-character-count="5209"/>
  </office:meta>
</office:document-meta>
</file>